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1000002203D9EEC9291A532DA.jpg" manifest:media-type="image/jpeg"/>
  <manifest:file-entry manifest:full-path="Pictures/1000000000000034000000343FB3F43192A0E2AE.jpg" manifest:media-type="image/jpeg"/>
  <manifest:file-entry manifest:full-path="Pictures/100000000000013B000000A0FB1F0B51288FDA31.jpg" manifest:media-type="image/jpeg"/>
  <manifest:file-entry manifest:full-path="Pictures/1000000000000113000000B71AA8388605D002F3.png" manifest:media-type="image/png"/>
  <manifest:file-entry manifest:full-path="Pictures/100002010000089800000205F01FBB13861C5833.png" manifest:media-type="image/png"/>
  <manifest:file-entry manifest:full-path="Pictures/100002010000002E0000002E56D5001252F6F842.png" manifest:media-type="image/png"/>
  <manifest:file-entry manifest:full-path="Pictures/10000000000002E200000302186DD3D6F0B0BCA4.jpg" manifest:media-type="image/jpeg"/>
  <manifest:file-entry manifest:full-path="Pictures/1000020100000373000000CFB9F0C828824C8DF8.png" manifest:media-type="image/png"/>
  <manifest:file-entry manifest:full-path="Pictures/100002010000012C000000EA61E54A5F3885EE6C.png" manifest:media-type="image/png"/>
  <manifest:file-entry manifest:full-path="Pictures/100000000000034A000001B8A2B0059AD093091C.jpg" manifest:media-type="image/jpeg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 Gothic3" svg:font-family="'Century Gothic'"/>
    <style:font-face style:name="Century gothic1" svg:font-family="'Century gothic'" style:font-family-generic="swiss"/>
    <style:font-face style:name="Arial1" svg:font-family="Arial" style:font-pitch="variable"/>
    <style:font-face style:name="Century Gothic2" svg:font-family="'Century Gothic'" style:font-pitch="variable"/>
    <style:font-face style:name="Century gothic2" svg:font-family="'Century gothic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2" style:family="graphic" style:parent-style-name="standard">
      <style:graphic-properties draw:stroke="none" draw:fill="none" fo:min-height="1.757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middle" draw:auto-grow-height="false" fo:padding-top="0.095cm" fo:padding-bottom="0.095cm" fo:padding-left="0.19cm" fo:padding-right="0.19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.095cm" fo:padding-bottom="0.095cm" fo:padding-left="0.19cm" fo:padding-right="0.19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notes">
      <style:graphic-properties draw:fill-color="#ffffff" fo:min-height="13.365cm"/>
    </style:style>
    <style:style style:name="pr3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0.872cm" fo:min-width="0cm" fo:padding-top="0.015cm" fo:padding-bottom="0cm" fo:padding-left="0cm" fo:padding-right="0cm" fo:wrap-option="wrap" draw:shadow-color="#808080"/>
    </style:style>
    <style:style style:name="pr4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125cm" fo:min-width="0cm" fo:padding-top="0.017cm" fo:padding-bottom="0cm" fo:padding-left="0cm" fo:padding-right="0cm" fo:wrap-option="wrap" draw:shadow-color="#808080"/>
    </style:style>
    <style:style style:name="pr5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0.847cm" fo:min-width="0cm" fo:padding-top="0.095cm" fo:padding-bottom="0.095cm" fo:padding-left="0.19cm" fo:padding-right="0.19cm" fo:wrap-option="wrap" draw:shadow-color="#808080"/>
    </style:style>
    <style:style style:name="pr6" style:family="presentation" style:parent-style-name="Title1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8.943cm" fo:min-width="0cm" fo:padding-top="0.095cm" fo:padding-bottom="0.095cm" fo:padding-left="0.19cm" fo:padding-right="0.19cm" fo:wrap-option="wrap" draw:shadow-color="#808080"/>
    </style:style>
    <style:style style:name="pr7" style:family="presentation" style:parent-style-name="Title1-title">
      <style:graphic-properties draw:stroke="none" draw:fill="none" draw:fill-color="#ffffff" draw:textarea-horizontal-align="left" draw:textarea-vertical-align="middle" draw:auto-grow-height="false" draw:auto-grow-width="false" fo:min-height="0.763cm" fo:min-width="0cm" fo:padding-top="0.095cm" fo:padding-bottom="0.095cm" fo:padding-left="0.19cm" fo:padding-right="0.19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8.943cm" fo:min-width="0cm" fo:padding-top="0.095cm" fo:padding-bottom="0.095cm" fo:padding-left="0.19cm" fo:padding-right="0.19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text-properties style:font-name="Century gothic1"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94%" fo:text-indent="0cm" style:line-break="strict"/>
    </style:style>
    <style:style style:name="P5" style:family="paragraph">
      <style:paragraph-properties style:writing-mode="lr-tb"/>
      <style:text-properties style:font-name="Century gothic1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3.0999984741211pt"/>
    </style:style>
    <style:style style:name="P9" style:family="paragraph">
      <style:paragraph-properties fo:margin-left="0cm" fo:margin-right="0cm" fo:margin-top="0cm" fo:margin-bottom="0cm" fo:line-height="150%" fo:text-indent="0cm" style:line-break="strict"/>
    </style:style>
    <style:style style:name="P10" style:family="paragraph">
      <style:paragraph-properties fo:margin-left="0cm" fo:margin-right="0cm" fo:margin-top="0cm" fo:margin-bottom="0cm" fo:line-height="150%" fo:text-indent="0cm" style:line-break="strict" style:writing-mode="lr-tb" style:font-independent-line-spacing="true"/>
      <style:text-properties fo:font-size="33.0999984741211pt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margin-left="0cm" fo:margin-right="0cm" fo:line-height="97%" fo:text-indent="0cm" style:punctuation-wrap="hanging" style:line-break="strict"/>
    </style:style>
    <style:style style:name="P13" style:family="paragraph">
      <style:paragraph-properties fo:margin-left="0cm" fo:margin-right="0cm" fo:margin-top="0cm" fo:margin-bottom="0.502cm" fo:line-height="97%" fo:text-indent="0cm" style:punctuation-wrap="hanging" style:line-break="strict"/>
    </style:style>
    <style:style style:name="P14" style:family="paragraph">
      <style:paragraph-properties fo:margin-left="0cm" fo:margin-right="0cm" fo:margin-top="0cm" fo:margin-bottom="0.401cm" fo:line-height="97%" fo:text-indent="0cm" style:punctuation-wrap="hanging" style:line-break="strict"/>
    </style:style>
    <style:style style:name="P15" style:family="paragraph">
      <style:paragraph-properties fo:margin-left="0cm" fo:margin-right="0cm" fo:margin-top="0cm" fo:margin-bottom="0.502cm" fo:text-indent="0cm" style:punctuation-wrap="hanging" style:line-break="strict"/>
    </style:style>
    <style:style style:name="P16" style:family="paragraph">
      <style:paragraph-properties style:writing-mode="lr-tb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paragraph-properties fo:margin-left="0cm" fo:margin-right="0cm" fo:margin-top="0cm" fo:margin-bottom="0.502cm" fo:text-align="justify" fo:text-indent="0cm" style:punctuation-wrap="hanging" style:line-break="strict"/>
    </style:style>
    <style:style style:name="P18" style:family="paragraph">
      <style:paragraph-properties fo:margin-left="0.952cm" fo:margin-right="0cm" fo:margin-top="0cm" fo:margin-bottom="0.502cm" fo:text-indent="-0.948cm" style:punctuation-wrap="hanging" style:line-break="strict"/>
    </style:style>
    <style:style style:name="P19" style:family="paragraph">
      <style:paragraph-properties fo:margin-left="0cm" fo:margin-right="0cm" fo:margin-top="0cm" fo:margin-bottom="0.401cm" fo:text-indent="0cm" style:punctuation-wrap="hanging" style:line-break="strict"/>
    </style:style>
    <style:style style:name="P20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T1" style:family="text">
      <style:text-properties fo:font-size="20pt" fo:font-weight="bold" style:font-weight-asian="bold" style:font-weight-complex="bold"/>
    </style:style>
    <style:style style:name="T2" style:family="text">
      <style:text-properties style:font-name="Century gothic1" fo:font-size="14pt" style:font-size-asian="14pt" style:font-size-complex="14pt"/>
    </style:style>
    <style:style style:name="T3" style:family="text">
      <style:text-properties fo:color="#193300" style:text-position="0% 100%" style:font-name="Century gothic2" fo:font-size="24pt" fo:language="en" fo:country="US" fo:font-weight="bold" style:font-size-asian="24pt" style:font-weight-asian="bold" style:font-name-complex="Arial2" style:font-size-complex="24pt" style:font-weight-complex="bold"/>
    </style:style>
    <style:style style:name="T4" style:family="text">
      <style:text-properties fo:color="#000000" style:font-name="Arial" fo:font-size="22pt" fo:language="en" fo:country="US" fo:font-weight="bold" style:font-size-asian="22pt" style:font-weight-asian="bold" style:font-size-complex="22pt" style:font-weight-complex="bold"/>
    </style:style>
    <style:style style:name="T5" style:family="text">
      <style:text-properties fo:color="#000000" style:text-position="0% 100%" style:font-name="Century gothic2" fo:font-size="18pt" fo:language="en" fo:country="US" style:font-size-asian="18pt" style:font-size-complex="18pt"/>
    </style:style>
    <style:style style:name="T6" style:family="text">
      <style:text-properties fo:color="#000000" style:text-position="0% 100%" style:font-name="Century gothic2" fo:font-size="18pt" fo:language="en" fo:country="IN" style:font-size-asian="18pt" style:font-size-complex="18pt"/>
    </style:style>
    <style:style style:name="T7" style:family="text">
      <style:text-properties style:text-position="0% 100%" style:font-name="Century Gothic2" fo:font-size="22pt" fo:language="en" fo:country="IN" fo:font-weight="bold" style:font-size-asian="22pt" style:font-weight-asian="bold" style:font-size-complex="22pt" style:font-weight-complex="bold"/>
    </style:style>
    <style:style style:name="T8" style:family="text">
      <style:text-properties style:text-position="0% 100%" style:font-name="Century Gothic2" fo:font-size="18pt" fo:language="en" fo:country="US" style:font-size-asian="18pt" style:font-size-complex="18pt"/>
    </style:style>
    <style:style style:name="T9" style:family="text">
      <style:text-properties style:text-position="0% 100%" style:font-name="Century Gothic2" fo:font-size="18pt" fo:language="en" fo:country="IN" style:font-size-asian="18pt" style:font-size-complex="18pt"/>
    </style:style>
    <style:style style:name="T10" style:family="text">
      <style:text-properties fo:color="#000000" style:text-position="0% 100%" style:font-name="Century gothic2" fo:font-size="20pt" fo:language="en" fo:country="IN" fo:font-weight="bold" style:font-size-asian="20pt" style:font-weight-asian="bold" style:font-size-complex="20pt" style:font-weight-complex="bold"/>
    </style:style>
    <style:style style:name="T11" style:family="text">
      <style:text-properties fo:font-size="18pt" fo:language="en" fo:country="IN" style:font-size-asian="18pt" style:font-size-complex="18pt"/>
    </style:style>
    <style:style style:name="T12" style:family="text">
      <style:text-properties fo:font-size="18pt" fo:language="en" fo:country="IN" fo:font-weight="bold" style:font-size-asian="18pt" style:font-weight-asian="bold" style:font-size-complex="18pt" style:font-weight-complex="bold"/>
    </style:style>
    <style:style style:name="T13" style:family="text">
      <style:text-properties fo:color="#000000" style:text-position="0% 100%" style:font-name="Century gothic2" fo:font-size="22pt" fo:language="en" fo:country="IN" fo:font-weight="bold" style:font-size-asian="22pt" style:font-weight-asian="bold" style:font-size-complex="22pt" style:font-weight-complex="bold"/>
    </style:style>
    <style:style style:name="T14" style:family="text">
      <style:text-properties fo:font-size="16pt" fo:language="en" fo:country="IN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min-label-width="0.5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min-label-width="1.543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">
        <style:list-level-properties text:space-before="0.004cm" text:min-label-width="0.94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2.544cm" text:min-label-width="1.579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0.312cm" svg:height="2.2cm" svg:x="7.6cm" svg:y="10cm" presentation:class="title" presentation:user-transformed="true">
          <draw:text-box>
            <text:p text:style-name="P1"><text:span text:style-name="T1"><text:s/></text:span></text:p>
          </draw:text-box>
        </draw:frame>
        <draw:frame draw:style-name="gr1" draw:text-style-name="P3" draw:layer="layout" svg:width="14.331cm" svg:height="4.655cm" svg:x="13.228cm" svg:y="13.595cm">
          <draw:text-box>
            <text:p><text:span text:style-name="T2"/></text:p>
            <text:p><text:span text:style-name="T2"><text:s text:c="41"/></text:span><text:span text:style-name="T2">By,</text:span></text:p>
            <text:p><text:span text:style-name="T2"><text:s text:c="27"/></text:span><text:span text:style-name="T2"><text:tab/></text:span><text:span text:style-name="T2"> <text:s text:c="9"/></text:span><text:span text:style-name="T2">T.Venkata Rao.</text:span></text:p>
          </draw:text-box>
        </draw:frame>
        <draw:frame draw:style-name="gr2" draw:text-style-name="P5" draw:layer="layout" svg:width="19.712cm" svg:height="2.007cm" svg:x="8.2cm" svg:y="10.193cm">
          <draw:text-box>
            <text:p text:style-name="P4"><text:span text:style-name="T3"><text:s text:c="17"/></text:span><text:span text:style-name="T3">Linux Device Drivers 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1" xml:id="id2" draw:id="id2">
        <office:forms form:automatic-focus="false" form:apply-design-mode="false"/>
        <draw:custom-shape draw:style-name="gr4" draw:text-style-name="P8" draw:layer="layout" svg:width="25.083cm" svg:height="1.628cm" svg:x="0.292cm" svg:y="0.308cm">
          <text:list text:style-name="L2">
            <text:list-header>
              <text:p text:style-name="P7"><text:span text:style-name="T4">Cont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0" draw:layer="layout" svg:width="27.028cm" svg:height="16.795cm" svg:x="0.479cm" svg:y="2.722cm">
          <text:list text:style-name="L3">
            <text:list-item>
              <text:p text:style-name="P9"><text:span text:style-name="T5">What are character device drivers</text:span></text:p>
            </text:list-item>
            <text:list-item>
              <text:p text:style-name="P9"><text:span text:style-name="T6">Major and minor numbers</text:span></text:p>
            </text:list-item>
            <text:list-item>
              <text:p text:style-name="P9"><text:span text:style-name="T6">File operations</text:span></text:p>
            </text:list-item>
            <text:list-item>
              <text:p text:style-name="P9"><text:span text:style-name="T6">Example of the connection between application and character device</text:span></text:p>
            </text:list-item>
            <text:list-item>
              <text:p text:style-name="P9"><text:span text:style-name="T6">Allocating Memory</text:span></text:p>
            </text:list-item>
            <text:list-item>
              <text:p text:style-name="P9"><text:span text:style-name="T6">Interrupt Handling</text:span></text:p>
            </text:list-item>
            <text:list-item>
              <text:p text:style-name="P9"><text:span text:style-name="T6">Time and Delays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2.begin">
            <anim:transitionFilter smil:dur="1s" smil:type="fade" smil:subtype="crossfade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4.847cm" svg:height="11.134cm" svg:x="3.074cm" svg:y="2.258cm" draw:page-number="2" presentation:class="page"/>
          <draw:custom-shape draw:style-name="gr6" draw:text-style-name="P11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4" draw:master-page-name="Title1" presentation:presentation-page-layout-name="AL2T1">
        <office:forms form:automatic-focus="false" form:apply-design-mode="false"/>
        <draw:frame presentation:style-name="pr3" draw:text-style-name="P11" draw:layer="layout" svg:width="25.083cm" svg:height="1.628cm" svg:x="0.29cm" svg:y="0.308cm" presentation:class="title" presentation:user-transformed="true">
          <draw:text-box>
            <text:list text:style-name="L4">
              <text:list-header>
                <text:p text:style-name="P12"><text:span text:style-name="T7"><text:s text:c="2"/></text:span><text:span text:style-name="T7">What are character device drivers</text:span></text:p>
              </text:list-header>
            </text:list>
          </draw:text-box>
        </draw:frame>
        <draw:frame presentation:style-name="pr4" draw:text-style-name="P11" draw:layer="layout" svg:width="27.029cm" svg:height="16.794cm" svg:x="0.478cm" svg:y="2.72cm" presentation:class="outline" presentation:user-transformed="true">
          <draw:text-box>
            <text:list text:style-name="L5">
              <text:list-item>
                <text:p text:style-name="P13"><text:span text:style-name="T8">Character devices can be accessed as a stream of bytes</text:span></text:p>
              </text:list-item>
              <text:list-item>
                <text:p text:style-name="P13"><text:span text:style-name="T9">Character device drivers implement </text:span></text:p>
              </text:list-item>
              <text:list-item>
                <text:p text:style-name="P13"><text:span text:style-name="T9">open,close,read and write most of the time and grant access to the data stream for the user space</text:span></text:p>
              </text:list-item>
              <text:list-item>
                <text:p text:style-name="P13"><text:span text:style-name="T9">Examples for character devices:</text:span></text:p>
              </text:list-item>
            </text:list>
            <text:list text:style-name="L6">
              <text:list-item>
                <text:list>
                  <text:list-item>
                    <text:p text:style-name="P14"><text:span text:style-name="T9">Serial Ports (/dev/ttyS0)</text:span></text:p>
                  </text:list-item>
                  <text:list-item>
                    <text:p text:style-name="P14"><text:span text:style-name="T9">Console (/dev/console)</text:span></text:p>
                  </text:list-item>
                  <text:list-item>
                    <text:p text:style-name="P14"><text:span text:style-name="T9">Mouse (/dev/input/mouse0)</text:span></text:p>
                  </text:list-item>
                  <text:list-item>
                    <text:p text:style-name="P14"><text:span text:style-name="T9">(all devices that are neither storage nor network devic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9cm" svg:height="11.134cm" svg:x="0.6cm" svg:y="2.258cm" draw:page-number="3" presentation:class="page"/>
          <draw:custom-shape draw:style-name="gr6" draw:text-style-name="P11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4" draw:master-page-name="Title1" presentation:presentation-page-layout-name="AL2T1">
        <office:forms form:automatic-focus="false" form:apply-design-mode="false"/>
        <draw:frame presentation:style-name="pr5" draw:text-style-name="P11" draw:layer="layout" svg:width="25.07cm" svg:height="1.903cm" svg:x="0.292cm" svg:y="0.161cm" presentation:class="title" presentation:user-transformed="true">
          <draw:text-box>
            <text:list text:style-name="L4">
              <text:list-header>
                <text:p text:style-name="P12"><text:span text:style-name="T10">Major and minor numbers</text:span></text:p>
              </text:list-header>
            </text:list>
          </draw:text-box>
        </draw:frame>
        <draw:frame presentation:style-name="pr6" draw:text-style-name="P11" draw:layer="layout" svg:width="27.016cm" svg:height="16.778cm" svg:x="0.479cm" svg:y="2.722cm" presentation:class="outline" presentation:user-transformed="true">
          <draw:text-box>
            <text:list text:style-name="L7">
              <text:list-item>
                <text:p text:style-name="P15"><text:span text:style-name="T11">Device nodes are created by the </text:span><text:span text:style-name="T12">mknod</text:span><text:span text:style-name="T11"> system call.</text:span></text:p>
              </text:list-item>
              <text:list-item>
                <text:p text:style-name="P15"><text:span text:style-name="T11">The kernel resource exposed by the device node is identified by <text:s text:c="2"/>a major and minor number.</text:span></text:p>
              </text:list-item>
              <text:list-item>
                <text:p text:style-name="P15"><text:span text:style-name="T11">The major number identifies the device driver.</text:span></text:p>
              </text:list-item>
              <text:list-item>
                <text:p text:style-name="P15"><text:span text:style-name="T11">And the minor number identifies a particular device the <text:s/>driver controls.</text:span></text:p>
              </text:list-item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4" presentation:class="page"/>
          <draw:custom-shape draw:style-name="gr6" draw:text-style-name="P11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4" draw:master-page-name="Title1" presentation:presentation-page-layout-name="AL2T1">
        <office:forms form:automatic-focus="false" form:apply-design-mode="false"/>
        <draw:frame presentation:style-name="pr7" draw:text-style-name="P11" draw:layer="layout" svg:width="25.07cm" svg:height="1.749cm" svg:x="0.292cm" svg:y="0.235cm" presentation:class="title" presentation:user-transformed="true">
          <draw:text-box>
            <text:list text:style-name="L4">
              <text:list-header>
                <text:p text:style-name="P12"><text:span text:style-name="T13"><text:s/></text:span><text:span text:style-name="T13">File operations</text:span></text:p>
              </text:list-header>
            </text:list>
          </draw:text-box>
        </draw:frame>
        <draw:frame presentation:style-name="pr6" draw:text-style-name="P11" draw:layer="layout" svg:width="27.016cm" svg:height="16.778cm" svg:x="0.479cm" svg:y="2.722cm" presentation:class="outline" presentation:user-transformed="true">
          <draw:text-box>
            <text:list text:style-name="L7">
              <text:list-item>
                <text:p text:style-name="P15"><text:span text:style-name="T11">The file_operations structure is defined in linux/fs.h </text:span></text:p>
              </text:list-item>
              <text:list-item>
                <text:p text:style-name="P15"><text:span text:style-name="T11">It holds pointers to functions defined by the driver that perform various operations on the device</text:span></text:p>
              </text:list-item>
              <text:list-item>
                <text:p text:style-name="P15"><text:span text:style-name="T11">Each field of the structure corresponds to the address of some function defined by the driver to handle a requested operation.</text:span></text:p>
              </text:list-item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5" presentation:class="page"/>
          <draw:custom-shape draw:style-name="gr6" draw:text-style-name="P11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4" draw:master-page-name="Title1" presentation:presentation-page-layout-name="AL2T1">
        <office:forms form:automatic-focus="false" form:apply-design-mode="false"/>
        <draw:frame presentation:style-name="pr5" draw:text-style-name="P16" draw:layer="layout" svg:width="27.264cm" svg:height="1.903cm" svg:x="0.292cm" svg:y="0.161cm" presentation:class="title" presentation:user-transformed="true">
          <draw:text-box>
            <text:list text:style-name="L4">
              <text:list-header>
                <text:p text:style-name="P12"><text:span text:style-name="T13">Connection between application and character device</text:span></text:p>
              </text:list-header>
            </text:list>
          </draw:text-box>
        </draw:frame>
        <draw:frame presentation:style-name="pr8" draw:text-style-name="P11" draw:layer="layout" svg:width="27.016cm" svg:height="16.778cm" svg:x="0.479cm" svg:y="2.722cm" presentation:class="outline" presentation:user-transformed="true">
          <draw:text-box>
            <text:list text:style-name="L7">
              <text:list-item>
                <text:p text:style-name="P17"><text:span text:style-name="T11">The connection between the application and the device file is based on the name of the device file</text:span></text:p>
              </text:list-item>
              <text:list-item>
                <text:p text:style-name="P17"><text:span text:style-name="T11">The connection between the device file and the device driver is based on the number of the device file that is major and minor numbers. </text:span></text:p>
              </text:list-item>
              <text:list-item>
                <text:p text:style-name="P17"><text:span text:style-name="T11">The connection between the device driver and the device registers <text:s/>is based on the IRQ number. </text:span></text:p>
              </text:list-item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6" presentation:class="page"/>
          <draw:custom-shape draw:style-name="gr6" draw:text-style-name="P11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Title1" presentation:presentation-page-layout-name="AL2T1">
        <office:forms form:automatic-focus="false" form:apply-design-mode="false"/>
        <draw:frame presentation:style-name="pr5" draw:text-style-name="P11" draw:layer="layout" svg:width="25.07cm" svg:height="1.903cm" svg:x="0.292cm" svg:y="0.161cm" presentation:class="title" presentation:user-transformed="true">
          <draw:text-box>
            <text:list text:style-name="L4">
              <text:list-header>
                <text:p text:style-name="P12"><text:span text:style-name="T13">Allocating Memory</text:span></text:p>
              </text:list-header>
            </text:list>
          </draw:text-box>
        </draw:frame>
        <draw:frame presentation:style-name="pr6" draw:text-style-name="P11" draw:layer="layout" svg:width="27.016cm" svg:height="16.778cm" svg:x="0.479cm" svg:y="2.722cm" presentation:class="outline" presentation:user-transformed="true">
          <draw:text-box>
            <text:list text:style-name="L7">
              <text:list-item>
                <text:p text:style-name="P15"><text:span text:style-name="T11">Kmalloc</text:span></text:p>
              </text:list-item>
              <text:list-item>
                <text:p text:style-name="P15"><text:span text:style-name="T11">kfree</text:span></text:p>
              </text:list-item>
              <text:list-item>
                <text:p text:style-name="P15"><text:span text:style-name="T11">Vmalloc : The next memory allocation function that we show you is vmalloc , which allocates a contiguous memory region in the virtual address space.</text:span></text:p>
              </text:list-item>
              <text:list-item>
                <text:p text:style-name="P15"><text:span text:style-name="T11">vfree</text:span></text:p>
              </text:list-item>
            </text:list>
            <text:list text:style-name="L8">
              <text:list-header>
                <text:p text:style-name="P18"><text:span text:style-name="T11"/></text:p>
                <text:p text:style-name="P18"><text:span text:style-name="T11"/></text:p>
                <text:p text:style-name="P18"><text:span text:style-name="T11"/></text:p>
                <text:p text:style-name="P18"><text:span text:style-name="T11"/></text:p>
              </text:list-header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7" presentation:class="page"/>
          <draw:custom-shape draw:style-name="gr6" draw:text-style-name="P11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4" draw:master-page-name="Title1" presentation:presentation-page-layout-name="AL2T1">
        <office:forms form:automatic-focus="false" form:apply-design-mode="false"/>
        <draw:frame presentation:style-name="pr7" draw:text-style-name="P11" draw:layer="layout" svg:width="25.07cm" svg:height="1.749cm" svg:x="0.292cm" svg:y="0.235cm" presentation:class="title" presentation:user-transformed="true">
          <draw:text-box>
            <text:list text:style-name="L4">
              <text:list-header>
                <text:p text:style-name="P12"><text:span text:style-name="T13">Interrupt Handling</text:span></text:p>
              </text:list-header>
            </text:list>
          </draw:text-box>
        </draw:frame>
        <draw:frame presentation:style-name="pr6" draw:text-style-name="P11" draw:layer="layout" svg:width="27.016cm" svg:height="16.778cm" svg:x="0.479cm" svg:y="2.722cm" presentation:class="outline" presentation:user-transformed="true">
          <draw:text-box>
            <text:list text:style-name="L7">
              <text:list-item>
                <text:p text:style-name="P15"><text:span text:style-name="T14">An interrupt handler or interrupt service routine (ISR) is the function that the kernel runs in response to a specific interrupt</text:span></text:p>
              </text:list-item>
              <text:list-item>
                <text:p text:style-name="P15"><text:span text:style-name="T14">Each device that generates interrupts has an associated interrupt handler</text:span></text:p>
              </text:list-item>
              <text:list-item>
                <text:p text:style-name="P15"><text:span text:style-name="T14">The interrupt handler for a device is part of the device's driver (the kernel code that manages the device).</text:span></text:p>
              </text:list-item>
              <text:list-item>
                <text:p text:style-name="P15"><text:span text:style-name="T14">The interrupt handler is classified into two types. This are</text:span></text:p>
              </text:list-item>
            </text:list>
            <text:list text:style-name="L9">
              <text:list-item>
                <text:list>
                  <text:list-item>
                    <text:p text:style-name="P19"><text:span text:style-name="T11">Soft Irq</text:span></text:p>
                  </text:list-item>
                  <text:list-item>
                    <text:p text:style-name="P19"><text:span text:style-name="T11">Top half</text:span></text:p>
                  </text:list-item>
                  <text:list-item>
                    <text:p text:style-name="P19"><text:span text:style-name="T11">bottom half</text:span></text:p>
                    <text:p text:style-name="P19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8" presentation:class="page"/>
          <draw:custom-shape draw:style-name="gr6" draw:text-style-name="P11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4" draw:master-page-name="Title1" presentation:presentation-page-layout-name="AL2T1">
        <draw:frame presentation:style-name="pr5" draw:text-style-name="P11" draw:layer="layout" svg:width="25.07cm" svg:height="1.903cm" svg:x="0.292cm" svg:y="0.161cm" presentation:class="title" presentation:user-transformed="true">
          <draw:text-box>
            <text:list text:style-name="L4">
              <text:list-header>
                <text:p text:style-name="P12"><text:span text:style-name="T13">Time and Delays</text:span></text:p>
              </text:list-header>
            </text:list>
          </draw:text-box>
        </draw:frame>
        <draw:frame presentation:style-name="pr6" draw:text-style-name="P20" draw:layer="layout" svg:width="27.016cm" svg:height="16.778cm" svg:x="0.479cm" svg:y="2.722cm" presentation:class="outline" presentation:user-transformed="true">
          <draw:text-box>
            <text:list text:style-name="L7">
              <text:list-item>
                <text:p text:style-name="P15"><text:span text:style-name="T11">Using the jiffies Counter</text:span></text:p>
              </text:list-item>
              <text:list-item>
                <text:p text:style-name="P15"><text:span text:style-name="T11">Long Delays</text:span></text:p>
              </text:list-item>
              <text:list-item>
                <text:p text:style-name="P15"><text:span text:style-name="T11">Short Delays</text:span></text:p>
              </text:list-item>
            </text:list>
          </draw:text-box>
        </draw:frame>
        <presentation:notes draw:style-name="dp2">
          <draw:page-thumbnail draw:style-name="gr3" draw:layer="layout" svg:width="14.838cm" svg:height="11.126cm" svg:x="3.074cm" svg:y="2.258cm" draw:page-number="9" presentation:class="page"/>
          <draw:custom-shape draw:style-name="gr6" draw:text-style-name="P11" draw:layer="layout" svg:width="16.792cm" svg:height="13.357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Title2" xml:id="id3" draw:id="id3">
        <anim:par presentation:node-type="timing-root">
          <anim:par smil:begin="id3.begin">
            <anim:transitionFilter smil:dur="1s" smil:type="fade" smil:subtype="crossfade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9.799cm" svg:height="11.134cm" svg:x="0.6cm" svg:y="2.258cm" draw:page-number="10" presentation:class="page"/>
          <draw:custom-shape draw:style-name="gr6" draw:text-style-name="P11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Title3" xml:id="id4" draw:id="id4">
        <anim:par presentation:node-type="timing-root">
          <anim:par smil:begin="id4.begin">
            <anim:transitionFilter smil:dur="1s" smil:type="fade" smil:subtype="crossfade"/>
          </anim:par>
          <anim:seq smil:dur="indefinite" smil:fill="hold" presentation:node-type="main-sequence"/>
        </anim:par>
        <presentation:notes draw:style-name="dp2">
          <draw:page-thumbnail draw:style-name="gr3" draw:layer="layout" svg:width="19.799cm" svg:height="11.134cm" svg:x="0.6cm" svg:y="2.258cm" draw:page-number="11" presentation:class="page"/>
          <draw:custom-shape draw:style-name="gr6" draw:text-style-name="P11" draw:layer="layout" svg:width="16.801cm" svg:height="13.366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entury Gothic3" svg:font-family="'Century Gothic'"/>
    <style:font-face style:name="Century gothic1" svg:font-family="'Century gothic'" style:font-family-generic="swiss"/>
    <style:font-face style:name="Arial1" svg:font-family="Arial" style:font-pitch="variable"/>
    <style:font-face style:name="Century Gothic2" svg:font-family="'Century Gothic'" style:font-pitch="variable"/>
    <style:font-face style:name="Century gothic2" svg:font-family="'Century gothic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1000003814697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8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16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2.1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0.200000762939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36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9.299999237060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25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16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2.1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0.200000762939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left="0cm" fo:margin-right="0cm" fo:margin-top="0cm" fo:margin-bottom="0.36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9.299999237060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6" style:family="presentation" style:parent-style-name="Address-outline5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7" style:family="presentation" style:parent-style-name="Address-outline6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8" style:family="presentation" style:parent-style-name="Address-outline7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outline9" style:family="presentation" style:parent-style-name="Address-outline8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25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16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left="0cm" fo:margin-right="0cm" fo:margin-top="0cm" fo:margin-bottom="0.734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2.1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20.200000762939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left="0cm" fo:margin-right="0cm" fo:margin-top="0cm" fo:margin-bottom="0.36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9.299999237060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6" style:family="presentation" style:parent-style-name="Closing-outline5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7" style:family="presentation" style:parent-style-name="Closing-outline6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8" style:family="presentation" style:parent-style-name="Closing-outline7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outline9" style:family="presentation" style:parent-style-name="Closing-outline8">
      <style:paragraph-properties fo:margin-left="0cm" fo:margin-right="0cm" fo:margin-top="0cm" fo:margin-bottom="0.183cm" fo:text-indent="0cm"/>
      <style:text-properties fo:font-size="36.7999992370605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25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397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299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.1000003814697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198cm" fo:line-height="100%" fo:text-align="start" fo:text-indent="0cm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095cm" fo:padding-bottom="0.095cm" fo:padding-left="0.19cm" fo:padding-right="0.19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748cm" fo:margin-right="0cm" fo:margin-top="0cm" fo:margin-bottom="0.922cm" fo:line-height="97%" fo:text-align="start" fo:text-indent="-1.748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3.789cm" fo:margin-right="0cm" fo:margin-top="0cm" fo:margin-bottom="0.736cm" fo:line-height="97%" fo:text-align="start" fo:text-indent="-1.456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22.1000003814697pt" fo:font-style="normal" fo:text-shadow="none" style:text-underline-style="none" fo:font-weight="normal" style:font-name-asian="Droid Sans Fallback1" style:font-family-asian="'Droid Sans Fallback'" style:font-pitch-asian="variable" style:font-size-asian="12pt" style:font-style-asian="normal" style:font-weight-asian="normal" style:font-name-complex="Droid Sans Fallback1" style:font-family-complex="'Droid Sans Fallback'" style:font-pitch-complex="variable" style:font-size-complex="1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5.826cm" fo:margin-right="0cm" fo:margin-top="0cm" fo:margin-bottom="0.548cm" fo:line-height="97%" fo:text-align="start" fo:text-indent="-1.16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20.2000007629395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8.156cm" fo:margin-right="0cm" fo:margin-top="0cm" fo:margin-bottom="0.37cm" fo:line-height="97%" fo:text-align="start" fo:text-indent="-1.16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20.2000007629395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095cm" fo:padding-bottom="0.095cm" fo:padding-left="0.19cm" fo:padding-right="0.19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2" fo:font-family="'Century Gothic'" style:font-pitch="variable" fo:font-size="25.7000007629395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4pt" style:font-style-asian="normal" style:font-weight-asian="normal" style:font-name-complex="Droid Sans Fallback1" style:font-family-complex="'Droid Sans Fallback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017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748cm" fo:margin-right="0cm" fo:margin-top="0cm" fo:margin-bottom="0.922cm" fo:line-height="97%" fo:text-align="start" fo:text-indent="-1.748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3.789cm" fo:margin-right="0cm" fo:margin-top="0cm" fo:margin-bottom="0.736cm" fo:line-height="97%" fo:text-align="start" fo:text-indent="-1.456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22.1000003814697pt" fo:font-style="normal" fo:text-shadow="none" style:text-underline-style="none" fo:font-weight="normal" style:font-name-asian="Droid Sans Fallback1" style:font-family-asian="'Droid Sans Fallback'" style:font-pitch-asian="variable" style:font-size-asian="12pt" style:font-style-asian="normal" style:font-weight-asian="normal" style:font-name-complex="Droid Sans Fallback1" style:font-family-complex="'Droid Sans Fallback'" style:font-pitch-complex="variable" style:font-size-complex="1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5.826cm" fo:margin-right="0cm" fo:margin-top="0cm" fo:margin-bottom="0.548cm" fo:line-height="97%" fo:text-align="start" fo:text-indent="-1.16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20.2000007629395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8.156cm" fo:margin-right="0cm" fo:margin-top="0cm" fo:margin-bottom="0.37cm" fo:line-height="97%" fo:text-align="start" fo:text-indent="-1.16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20.2000007629395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2" fo:font-family="'Century Gothic'" style:font-pitch="variable" fo:font-size="25.7000007629395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4pt" style:font-style-asian="normal" style:font-weight-asian="normal" style:font-name-complex="Droid Sans Fallback1" style:font-family-complex="'Droid Sans Fallback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017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748cm" fo:margin-right="0cm" fo:margin-top="0cm" fo:margin-bottom="0.922cm" fo:line-height="97%" fo:text-align="start" fo:text-indent="-1.748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f1a17" style:text-outline="false" style:text-line-through-style="none" style:text-line-through-type="none" style:text-position="0% 100%" style:font-name="Century Gothic2" fo:font-family="'Century Gothic'" style:font-pitch="variable" fo:font-size="29.3999996185303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6pt" style:font-style-asian="normal" style:font-weight-asian="normal" style:font-name-complex="Droid Sans Fallback1" style:font-family-complex="'Droid Sans Fallback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3.789cm" fo:margin-right="0cm" fo:margin-top="0cm" fo:margin-bottom="0.736cm" fo:line-height="97%" fo:text-align="start" fo:text-indent="-1.456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22.1000003814697pt" fo:font-style="normal" fo:text-shadow="none" style:text-underline-style="none" fo:font-weight="normal" style:font-name-asian="Droid Sans Fallback1" style:font-family-asian="'Droid Sans Fallback'" style:font-pitch-asian="variable" style:font-size-asian="12pt" style:font-style-asian="normal" style:font-weight-asian="normal" style:font-name-complex="Droid Sans Fallback1" style:font-family-complex="'Droid Sans Fallback'" style:font-pitch-complex="variable" style:font-size-complex="1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5.826cm" fo:margin-right="0cm" fo:margin-top="0cm" fo:margin-bottom="0.548cm" fo:line-height="97%" fo:text-align="start" fo:text-indent="-1.16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20.2000007629395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8.156cm" fo:margin-right="0cm" fo:margin-top="0cm" fo:margin-bottom="0.37cm" fo:line-height="97%" fo:text-align="start" fo:text-indent="-1.16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20.2000007629395pt" fo:font-style="normal" fo:text-shadow="none" style:text-underline-style="none" fo:font-weight="normal" style:font-name-asian="Droid Sans Fallback1" style:font-family-asian="'Droid Sans Fallback'" style:font-pitch-asian="variable" style:font-size-asian="11pt" style:font-style-asian="normal" style:font-weight-asian="normal" style:font-name-complex="Droid Sans Fallback1" style:font-family-complex="'Droid Sans Fallback'" style:font-pitch-complex="variable" style:font-size-complex="11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10.499cm" fo:margin-right="0cm" fo:margin-top="0cm" fo:margin-bottom="0.185cm" fo:line-height="97%" fo:text-align="start" fo:text-indent="-1.166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f1a17" style:text-line-through-style="none" style:text-line-through-type="none" style:text-position="0% 100%" style:font-name="Century Gothic2" fo:font-family="'Century Gothic'" style:font-pitch="variable" fo:font-size="36.7999992370605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entury Gothic2" fo:font-family="'Century Gothic'" style:font-pitch="variable" fo:font-size="25.7000007629395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14pt" style:font-style-asian="normal" style:font-weight-asian="normal" style:font-name-complex="Droid Sans Fallback1" style:font-family-complex="'Droid Sans Fallback'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min-height="0.697cm" fo:min-width="27.62cm" fo:padding-top="0.095cm" fo:padding-bottom="0.095cm" fo:padding-left="0.19cm" fo:padding-right="0.19cm" fo:wrap-option="wrap"/>
    </style:style>
    <style:style style:name="Mgr14" style:family="graphic" style:parent-style-name="standard">
      <style:graphic-properties draw:stroke="none" draw:fill="solid" draw:fill-color="#f2f2f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left" draw:textarea-vertical-align="middle" draw:auto-grow-height="true" fo:min-height="0.779cm" fo:min-width="2.716cm" fo:padding-top="0cm" fo:padding-bottom="0cm" fo:padding-left="0cm" fo:padding-right="0cm" fo:wrap-option="no-wrap" draw:shadow-color="#808080"/>
    </style:style>
    <style:style style:name="Mgr17" style:family="graphic" style:parent-style-name="standard">
      <style:graphic-properties draw:stroke="solid" svg:stroke-width="0.106cm" svg:stroke-color="#ff85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8" style:family="graphic" style:parent-style-name="standard">
      <style:graphic-properties draw:stroke="solid" svg:stroke-width="0.106cm" svg:stroke-color="#0093dd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9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2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21" style:family="graphic" style:parent-style-name="standard" style:list-style-name="ML4">
      <style:graphic-properties draw:stroke="none" draw:fill="none" draw:fill-color="#ffffff" draw:textarea-horizontal-align="left" draw:textarea-vertical-align="middle" draw:auto-grow-height="true" fo:min-height="0.779cm" fo:min-width="2.716cm" fo:padding-top="0cm" fo:padding-bottom="0cm" fo:padding-left="0cm" fo:padding-right="0cm" fo:wrap-option="no-wrap" draw:shadow-color="#808080"/>
    </style:style>
    <style:style style:name="Mgr22" style:family="graphic" style:parent-style-name="standard" style:list-style-name="ML6">
      <style:graphic-properties draw:stroke="none" draw:fill="none" draw:fill-color="#ffffff" draw:textarea-horizontal-align="justify" draw:textarea-vertical-align="middle" draw:auto-grow-height="true" fo:min-height="0.779cm" fo:min-width="6.233cm" fo:padding-top="0cm" fo:padding-bottom="0cm" fo:padding-left="0cm" fo:padding-right="0cm" fo:wrap-option="no-wrap" draw:shadow-color="#808080"/>
    </style:style>
    <style:style style:name="Mgr23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true" fo:min-height="2.568cm" fo:padding-top="0.125cm" fo:padding-bottom="0.125cm" fo:padding-left="0.25cm" fo:padding-right="0.25cm" fo:wrap-option="wrap" draw:shadow-color="#808080"/>
    </style:style>
    <style:style style:name="Mgr24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true" fo:min-height="2.568cm" fo:padding-top="0.125cm" fo:padding-bottom="0.125cm" fo:padding-left="0.25cm" fo:padding-right="0.25cm" fo:wrap-option="wrap" draw:shadow-color="#808080"/>
    </style:style>
    <style:style style:name="Mgr25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true" fo:min-height="2.568cm" fo:padding-top="0.125cm" fo:padding-bottom="0.125cm" fo:padding-left="0.25cm" fo:padding-right="0.25cm" fo:wrap-option="wrap" draw:shadow-color="#808080"/>
    </style:style>
    <style:style style:name="Mgr26" style:family="graphic" style:parent-style-name="standard" style:list-style-name="ML5">
      <style:graphic-properties draw:stroke="none" draw:fill="none" draw:fill-color="#ffffff" draw:textarea-horizontal-align="justify" draw:textarea-vertical-align="top" draw:auto-grow-height="true" fo:min-height="1.403cm" fo:padding-top="0.095cm" fo:padding-bottom="0.095cm" fo:padding-left="0.19cm" fo:padding-right="0.19cm" fo:wrap-option="wrap" draw:shadow-color="#808080"/>
    </style:style>
    <style:style style:name="Mgr2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10%" draw:gamma="100%" draw:red="0%" draw:green="0%" draw:blue="0%" fo:clip="rect(0cm, 0cm, 0cm, 0cm)" draw:image-opacity="100%" style:mirror="none"/>
    </style:style>
    <style:style style:name="Mgr28" style:family="graphic" style:parent-style-name="standard" style:list-style-name="ML4">
      <style:graphic-properties draw:stroke="none" draw:fill="none" draw:fill-color="#ffffff" draw:textarea-horizontal-align="left" draw:textarea-vertical-align="middle" draw:auto-grow-height="true" fo:min-height="0.779cm" fo:min-width="2.716cm" fo:padding-top="0cm" fo:padding-bottom="0cm" fo:padding-left="0cm" fo:padding-right="0cm" fo:wrap-option="no-wrap" draw:shadow-color="#808080"/>
    </style:style>
    <style:style style:name="Mgr29" style:family="graphic" style:parent-style-name="standard" style:list-style-name="ML7">
      <style:graphic-properties draw:stroke="none" draw:fill="none" draw:fill-color="#ffffff" draw:textarea-horizontal-align="justify" draw:textarea-vertical-align="top" draw:auto-grow-height="true" fo:min-height="9.487cm" fo:padding-top="0.095cm" fo:padding-bottom="0.095cm" fo:padding-left="0.19cm" fo:padding-right="0.19cm" fo:wrap-option="wrap" draw:shadow-color="#808080"/>
    </style:style>
    <style:style style:name="Mgr30" style:family="graphic" style:parent-style-name="standard" style:list-style-name="ML7">
      <style:graphic-properties draw:stroke="none" draw:fill="solid" draw:fill-color="#d9d9d9" draw:textarea-horizontal-align="justify" draw:textarea-vertical-align="top" draw:auto-grow-height="true" fo:min-height="1.717cm" fo:padding-top="0.095cm" fo:padding-bottom="0.095cm" fo:padding-left="0.19cm" fo:padding-right="0.19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9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10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7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8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21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22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23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24" style:family="presentation" style:parent-style-name="Title2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25" style:family="presentation" style:parent-style-name="Title2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26" style:family="presentation" style:parent-style-name="Title2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27" style:family="presentation" style:parent-style-name="Title2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28" style:family="presentation" style:parent-style-name="Title3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29" style:family="presentation" style:parent-style-name="Title3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469cm" fo:min-width="0cm" fo:padding-top="0cm" fo:padding-bottom="0cm" fo:padding-left="0cm" fo:padding-right="0cm" fo:wrap-option="wrap" draw:shadow-color="#808080"/>
    </style:style>
    <style:style style:name="Mpr30" style:family="presentation" style:parent-style-name="Title3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r31" style:family="presentation" style:parent-style-name="Title3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47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.1000003814697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20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2.1000003814697pt" fo:hyphenate="false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5.7000007629395pt"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font-size="14pt" fo:hyphenate="false"/>
    </style:style>
    <style:style style:name="MP21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527cm" fo:margin-bottom="0cm" fo:line-height="100%" fo:text-align="center" fo:text-indent="0cm" style:punctuation-wrap="hanging" style:writing-mode="lr-tb" style:font-independent-line-spacing="true"/>
      <style:text-properties fo:font-size="25.7000007629395pt" fo:hyphenate="false"/>
    </style:style>
    <style:style style:name="MP23" style:family="paragraph">
      <style:paragraph-properties style:writing-mode="lr-tb" style:font-independent-line-spacing="true"/>
    </style:style>
    <style:style style:name="MP24" style:family="paragraph">
      <style:paragraph-properties fo:text-align="center" style:writing-mode="lr-tb"/>
    </style:style>
    <style:style style:name="MP25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26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33.0999984741211pt"/>
    </style:style>
    <style:style style:name="MP27" style:family="paragraph">
      <style:paragraph-properties fo:text-align="center"/>
    </style:style>
    <style:style style:name="MP28" style:family="paragraph">
      <style:paragraph-properties fo:margin-left="0cm" fo:margin-right="0cm" fo:line-height="93%" fo:text-indent="0cm" style:line-break="strict" style:writing-mode="lr-tb"/>
    </style:style>
    <style:style style:name="MP2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93%" fo:text-align="end" fo:text-indent="0cm" style:line-break="strict" style:writing-mode="lr-tb"/>
    </style:style>
    <style:style style:name="MP31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3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MP3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33.0999984741211pt"/>
    </style:style>
    <style:style style:name="MP34" style:family="paragraph">
      <style:paragraph-properties fo:margin-left="0cm" fo:margin-right="0cm" fo:margin-top="0.035cm" fo:margin-bottom="0.035cm" fo:line-height="100%" fo:text-align="center" fo:text-indent="0cm" style:punctuation-wrap="hanging" style:line-break="strict" style:writing-mode="lr-tb"/>
    </style:style>
    <style:style style:name="MP35" style:family="paragraph">
      <style:paragraph-properties fo:margin-left="0cm" fo:margin-right="0cm" fo:margin-top="0.035cm" fo:margin-bottom="0.035cm" fo:line-height="100%" fo:text-align="center" fo:text-indent="0cm" style:punctuation-wrap="hanging" style:line-break="strict" style:writing-mode="lr-tb" style:font-independent-line-spacing="true"/>
    </style:style>
    <style:style style:name="MP36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/>
    </style:style>
    <style:style style:name="MP37" style:family="paragraph">
      <style:paragraph-properties fo:margin-left="0cm" fo:margin-right="0cm" fo:margin-top="0.529cm" fo:margin-bottom="0cm" fo:line-height="100%" fo:text-align="center" fo:text-indent="0cm" style:punctuation-wrap="hanging" style:line-break="strict" style:writing-mode="lr-tb" style:font-independent-line-spacing="true"/>
      <style:text-properties fo:font-size="33.09999847412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7" style:family="text">
      <style:text-properties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8" style:family="text">
      <style:text-properties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12" style:family="text">
      <style:text-properties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1" style:family="text">
      <style:text-properties fo:color="#1f1a17" style:text-position="0% 100%" style:font-name="Century Gothic2" fo:font-size="10pt" fo:language="en" fo:country="IN" style:font-size-asian="10pt" style:font-size-complex="10pt"/>
    </style:style>
    <style:style style:name="MT22" style:family="text">
      <style:text-properties fo:color="#000000" style:font-name="Times New Roman" fo:font-size="14pt" fo:language="en" fo:country="IN" style:font-name-asian="DejaVu Sans1" style:font-size-asian="14pt" style:font-name-complex="DejaVu Sans1" style:font-size-complex="14pt"/>
    </style:style>
    <style:style style:name="MT23" style:family="text">
      <style:text-properties fo:color="#ccccff" style:text-position="0% 100%" style:font-name="Century Gothic2" fo:font-size="10pt" fo:language="en" fo:country="IN" style:text-underline-style="solid" style:text-underline-width="auto" style:text-underline-color="font-color" style:font-size-asian="10pt" style:font-size-complex="10pt"/>
    </style:style>
    <style:style style:name="MT24" style:family="text">
      <style:text-properties fo:color="#000000" style:text-position="0% 100%" style:font-name="Century Gothic2" fo:font-size="9pt" fo:language="en" fo:country="IN" style:font-size-asian="9pt" style:font-size-complex="9pt"/>
    </style:style>
    <style:style style:name="MT25" style:family="text">
      <style:text-properties fo:color="#000000" style:text-position="0% 100%" style:font-name="Century Gothic2" fo:font-size="16pt" fo:language="en" fo:country="IN" fo:font-style="italic" style:font-size-asian="16pt" style:font-style-asian="italic" style:font-size-complex="16pt" style:font-style-complex="italic"/>
    </style:style>
    <style:style style:name="MT26" style:family="text">
      <style:text-properties fo:color="#383431" style:text-position="0% 100%" style:font-name="Century Gothic2" fo:font-size="16pt" fo:language="en" fo:country="IN" fo:font-style="italic" style:font-size-asian="16pt" style:font-style-asian="italic" style:font-size-complex="16pt" style:font-style-complex="italic"/>
    </style:style>
    <style:style style:name="MT27" style:family="text">
      <style:text-properties fo:color="#ff8500" style:text-position="0% 100%" style:font-name="Century Gothic2" fo:font-size="16pt" fo:language="en" fo:country="IN" fo:font-style="italic" style:font-size-asian="16pt" style:font-style-asian="italic" style:font-size-complex="16pt" style:font-style-complex="italic"/>
    </style:style>
    <style:style style:name="MT28" style:family="text">
      <style:text-properties fo:color="#0093dd" style:text-position="0% 100%" style:font-name="Century Gothic2" fo:font-size="16pt" fo:language="en" fo:country="IN" fo:font-style="italic" style:font-size-asian="16pt" style:font-style-asian="italic" style:font-size-complex="16pt" style:font-style-complex="italic"/>
    </style:style>
    <style:style style:name="MT29" style:family="text">
      <style:text-properties fo:color="#0093dd" style:text-position="0% 100%" style:font-name="Century Gothic2" fo:font-size="14pt" fo:language="en" fo:country="IN" style:font-size-asian="14pt" style:font-size-complex="14pt"/>
    </style:style>
    <style:style style:name="MT30" style:family="text">
      <style:text-properties fo:color="#0093dd" style:text-position="0% 100%" style:font-name="Century Gothic2" fo:font-size="20pt" fo:language="en" fo:country="IN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1f1a1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7">
      <text:list-level-style-number text:level="1" style:num-format="">
        <style:list-level-properties/>
        <style:text-properties fo:color="#0093dd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3" draw:text-style-name="MP4" draw:layer="backgroundobjects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frame draw:name="Content Placeholder 2" presentation:style-name="Mpr4" draw:text-style-name="MP11" draw:layer="backgroundobjects" svg:width="27.03cm" svg:height="16.798cm" svg:x="0.478cm" svg:y="2.72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5" draw:text-style-name="MP13" draw:layer="backgroundobjects" svg:width="25.081cm" svg:height="1.631cm" svg:x="0.292cm" svg:y="0.311cm" presentation:class="title" presentation:user-transformed="true">
        <draw:text-box>
          <text:p text:style-name="MP12"><text:span text:style-name="MT8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custom-shape draw:name="Rectangle 9" draw:style-name="Mgr3" draw:text-style-name="MP4" draw:layer="backgroundobjects" drawooo:display="printer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drawooo:display="printer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drawooo:display="printer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 drawooo:display="printer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frame draw:name="Picture 8" draw:style-name="Mgr4" draw:text-style-name="MP5" draw:layer="backgroundobjects" svg:width="7.043cm" svg:height="9.798cm" svg:x="1.75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8" draw:text-style-name="MP13" draw:layer="backgroundobjects" svg:width="25.374cm" svg:height="2.331cm" svg:x="2.625cm" svg:y="10.5cm" presentation:class="title" presentation:user-transformed="true">
        <draw:text-box>
          <text:p text:style-name="MP12"><text:span text:style-name="MT9">Click to edit the title text formatPresentation Title</text:span></text:p>
        </draw:text-box>
      </draw:frame>
      <draw:frame draw:name="Picture 6" draw:style-name="Mgr4" draw:text-style-name="MP5" draw:layer="backgroundobjects" svg:width="8.749cm" svg:height="2.739cm" svg:x="18.082cm" svg:y="6.202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9" draw:text-style-name="MP11" draw:layer="backgroundobjects" svg:width="20.124cm" svg:height="1.942cm" svg:x="2.625cm" svg:y="12.833cm" presentation:class="outline" presentation:user-transformed="true">
        <draw:text-box>
          <text:list text:style-name="ML3">
            <text:list-item>
              <text:p text:style-name="MP8"><text:span text:style-name="MT10">Click to edit the outline text format</text:span></text:p>
              <text:list>
                <text:list-item>
                  <text:p text:style-name="MP8"><text:span text:style-name="MT10">Second Outline Level</text:span></text:p>
                  <text:list>
                    <text:list-item>
                      <text:p text:style-name="MP8"><text:span text:style-name="MT10">Third Outline Level</text:span></text:p>
                      <text:list>
                        <text:list-item>
                          <text:p text:style-name="MP8"><text:span text:style-name="MT10">Fourth Outline Level</text:span></text:p>
                          <text:list>
                            <text:list-item>
                              <text:p text:style-name="MP8"><text:span text:style-name="MT10">Fifth Outline Level</text:span></text:p>
                              <text:list>
                                <text:list-item>
                                  <text:p text:style-name="MP8"><text:span text:style-name="MT10">Sixth Outline Level</text:span></text:p>
                                  <text:list>
                                    <text:list-item>
                                      <text:p text:style-name="MP14"><text:span text:style-name="MT10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16" draw:layer="backgroundobjects" svg:width="9.799cm" svg:height="0.698cm" svg:x="9.099cm" svg:y="19.91cm">
        <text:p text:style-name="MP15"><text:span text:style-name="MT11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2">
      <draw:custom-shape draw:name="Rectangle 9" draw:style-name="Mgr3" draw:text-style-name="MP4" draw:layer="backgroundobjects" drawooo:display="printer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drawooo:display="printer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drawooo:display="printer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 drawooo:display="printer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custom-shape draw:name="TextBox 10" draw:style-name="Mgr5" draw:text-style-name="MP18" draw:layer="backgroundobjects" svg:width="4.524cm" svg:height="0.425cm" svg:x="11.107cm" svg:y="18.683cm">
        <text:p text:style-name="MP17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5" draw:layer="layout" svg:width="1.05cm" svg:height="0.931cm" svg:x="4.613cm" svg:y="13.706cm">
            <draw:image xlink:href="Pictures/1000000000000113000000B71AA8388605D002F3.png" xlink:type="simple" xlink:show="embed" xlink:actuate="onLoad">
              <text:p/>
            </draw:image>
          </draw:frame>
          <draw:custom-shape draw:name="Rectangle 16" draw:style-name="Mgr9" draw:text-style-name="MP20" draw:layer="layout" svg:width="7.466cm" svg:height="1.464cm" svg:x="1.405cm" svg:y="14.957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5" draw:layer="layout" svg:width="1.048cm" svg:height="0.931cm" svg:x="22.342cm" svg:y="13.706cm">
            <draw:image xlink:href="Pictures/1000000000000113000000B71AA8388605D002F3.png" xlink:type="simple" xlink:show="embed" xlink:actuate="onLoad">
              <text:p/>
            </draw:image>
          </draw:frame>
          <draw:custom-shape draw:name="Rectangle 18" draw:style-name="Mgr9" draw:text-style-name="MP20" draw:layer="layout" svg:width="7.454cm" svg:height="1.464cm" svg:x="19.139cm" svg:y="14.957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5" draw:layer="layout" svg:width="1.049cm" svg:height="0.931cm" svg:x="13.48cm" svg:y="13.706cm">
            <draw:image xlink:href="Pictures/100000000000013B000000A0FB1F0B51288FDA31.jpg" xlink:type="simple" xlink:show="embed" xlink:actuate="onLoad">
              <text:p/>
            </draw:image>
          </draw:frame>
          <draw:custom-shape draw:name="Rectangle 20" draw:style-name="Mgr9" draw:text-style-name="MP20" draw:layer="layout" svg:width="7.453cm" svg:height="1.464cm" svg:x="10.278cm" svg:y="14.957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18" draw:layer="backgroundobjects" svg:width="18.899cm" svg:height="0.867cm" svg:x="4.549cm" svg:y="1.62cm">
        <text:p text:style-name="MP17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5" draw:layer="layout" svg:width="13.391cm" svg:height="6.998cm" svg:x="8.935cm" svg:y="3.656cm">
          <draw:image xlink:href="Pictures/100000000000034A000001B8A2B0059AD093091C.jpg" xlink:type="simple" xlink:show="embed" xlink:actuate="onLoad">
            <text:p/>
          </draw:image>
        </draw:frame>
        <draw:frame draw:name="Picture 13" draw:style-name="Mgr4" draw:text-style-name="MP5" draw:layer="layout" svg:width="3.588cm" svg:height="2.798cm" svg:x="5.671cm" svg:y="8.089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5" draw:layer="backgroundobjects" svg:width="0.728cm" svg:height="0.97cm" svg:x="7.582cm" svg:y="18.411cm">
        <draw:image xlink:href="Pictures/100002010000002E0000002E56D5001252F6F842.png" xlink:type="simple" xlink:show="embed" xlink:actuate="onLoad">
          <text:p/>
        </draw:image>
      </draw:frame>
      <draw:frame draw:name="Picture 26" draw:style-name="Mgr4" draw:text-style-name="MP5" draw:layer="backgroundobjects" svg:width="0.819cm" svg:height="1.091cm" svg:x="18.43cm" svg:y="18.35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25.199cm" svg:height="3.504cm" svg:x="1.4cm" svg:y="0.837cm" presentation:class="title" presentation:placeholder="true">
        <draw:text-box/>
      </draw:frame>
      <draw:frame presentation:style-name="Address-outline1" draw:layer="backgroundobjects" svg:width="25.199cm" svg:height="12.177cm" svg:x="1.4cm" svg:y="4.912cm" presentation:class="outline" presentation:placeholder="true">
        <draw:text-box/>
      </draw:frame>
      <presentation:notes style:page-layout-name="PM2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2">
      <draw:custom-shape draw:name="Rectangle 9" draw:style-name="Mgr3" draw:text-style-name="MP4" draw:layer="backgroundobjects" drawooo:display="printer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drawooo:display="printer" svg:width="3.428cm" svg:height="0.645cm" svg:x="24.078cm" svg:y="20.23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drawooo:display="printer" svg:width="1.129cm" svg:height="0.425cm" svg:x="0.041cm" svg:y="20.34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5" draw:layer="layout" svg:x1="0.476cm" svg:y1="2.332cm" svg:x2="22.876cm" svg:y2="2.332cm">
          <text:p/>
        </draw:line>
        <draw:line draw:name="Straight Connector 13" draw:style-name="Mgr7" draw:text-style-name="MP5" draw:layer="layout" svg:x1="22.971cm" svg:y1="2.332cm" svg:x2="27.521cm" svg:y2="2.332cm">
          <text:p/>
        </draw:line>
      </draw:g>
      <draw:g draw:name="Group 15" drawooo:display="printer">
        <draw:line draw:name="Straight Connector 17" draw:style-name="Mgr7" draw:text-style-name="MP5" draw:layer="layout" svg:x1="0.49cm" svg:y1="19.832cm" svg:x2="22.89cm" svg:y2="19.832cm">
          <text:p/>
        </draw:line>
        <draw:line draw:name="Straight Connector 18" draw:style-name="Mgr6" draw:text-style-name="MP5" draw:layer="layout" svg:x1="22.958cm" svg:y1="19.832cm" svg:x2="27.508cm" svg:y2="19.832cm">
          <text:p/>
        </draw:line>
      </draw:g>
      <draw:custom-shape draw:name="TextBox 7" draw:style-name="Mgr10" draw:text-style-name="MP22" draw:layer="backgroundobjects" svg:width="10.031cm" svg:height="5.259cm" svg:x="17.092cm" svg:y="9.263cm">
        <text:p text:style-name="MP21"><text:span text:style-name="MT20">Fairness</text:span></text:p>
        <text:p text:style-name="MP21"><text:span text:style-name="MT20">Learning</text:span></text:p>
        <text:p text:style-name="MP21"><text:span text:style-name="MT20">Responsibility</text:span></text:p>
        <text:p text:style-name="MP21"><text:span text:style-name="MT20">Innovation</text:span></text:p>
        <text:p text:style-name="MP21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18" draw:layer="backgroundobjects" svg:width="22.166cm" svg:height="1.038cm" svg:x="0cm" svg:y="5.833cm">
        <text:p text:style-name="MP17"><text:span text:style-name="MT8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5" draw:layer="backgroundobjects" svg:width="8.428cm" svg:height="2.633cm" svg:x="17.894cm" svg:y="1.642cm">
        <draw:image xlink:href="Pictures/1000020100000373000000CFB9F0C828824C8DF8.png" xlink:type="simple" xlink:show="embed" xlink:actuate="onLoad">
          <text:p/>
        </draw:image>
      </draw:frame>
      <draw:frame draw:name="Picture 9" draw:style-name="Mgr4" draw:text-style-name="MP5" draw:layer="backgroundobjects" svg:width="8.924cm" svg:height="11.529cm" svg:x="6.621cm" svg:y="8.692cm">
        <draw:image xlink:href="Pictures/1000000000000231000002203D9EEC9291A532DA.jpg" xlink:type="simple" xlink:show="embed" xlink:actuate="onLoad">
          <text:p/>
        </draw:image>
      </draw:frame>
      <draw:frame presentation:style-name="Closing-title" draw:layer="backgroundobjects" svg:width="25.199cm" svg:height="3.504cm" svg:x="1.4cm" svg:y="0.837cm" presentation:class="title" presentation:placeholder="true">
        <draw:text-box/>
      </draw:frame>
      <draw:frame presentation:style-name="Closing-outline1" draw:layer="backgroundobjects" svg:width="25.199cm" svg:height="12.177cm" svg:x="1.4cm" svg:y="4.912cm" presentation:class="outline" presentation:placeholder="true">
        <draw:text-box/>
      </draw:frame>
      <presentation:notes style:page-layout-name="PM2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9" draw:style-name="Mgr13" draw:text-style-name="MP4" draw:layer="backgroundobjects" svg:width="27.999cm" svg:height="0.886cm" svg:x="0cm" svg:y="20.1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5" draw:layer="backgroundobjects" svg:width="3.429cm" svg:height="0.645cm" svg:x="24.077cm" svg:y="20.234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7" draw:layer="backgroundobjects" svg:width="1.129cm" svg:height="0.425cm" svg:x="0.041cm" svg:y="20.342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5" draw:layer="backgroundobjects" svg:x1="0.476cm" svg:y1="2.332cm" svg:x2="22.876cm" svg:y2="2.332cm">
          <text:p/>
        </draw:line>
        <draw:line draw:name="Straight Connector 13" draw:style-name="Mgr7" draw:text-style-name="MP5" draw:layer="backgroundobjects" svg:x1="22.971cm" svg:y1="2.332cm" svg:x2="27.521cm" svg:y2="2.332cm">
          <text:p/>
        </draw:line>
      </draw:g>
      <draw:g draw:name="Group 15">
        <draw:line draw:name="Straight Connector 17" draw:style-name="Mgr7" draw:text-style-name="MP5" draw:layer="backgroundobjects" svg:x1="0.49cm" svg:y1="19.832cm" svg:x2="22.89cm" svg:y2="19.832cm">
          <text:p/>
        </draw:line>
        <draw:line draw:name="Straight Connector 18" draw:style-name="Mgr6" draw:text-style-name="MP5" draw:layer="backgroundobjects" svg:x1="22.958cm" svg:y1="19.832cm" svg:x2="27.508cm" svg:y2="19.832cm">
          <text:p/>
        </draw:line>
      </draw:g>
      <draw:frame draw:name="Content Placeholder 2" presentation:style-name="Mpr16" draw:text-style-name="MP11" draw:layer="backgroundobjects" svg:width="27.03cm" svg:height="16.798cm" svg:x="0.478cm" svg:y="2.72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9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7" draw:text-style-name="MP13" draw:layer="backgroundobjects" svg:width="25.081cm" svg:height="1.631cm" svg:x="0.292cm" svg:y="0.311cm" presentation:class="title" presentation:user-transformed="true">
        <draw:text-box>
          <text:p text:style-name="MP12"><text:span text:style-name="MT8">Click to edit the title text formatClick to edit Master title style</text:span></text:p>
        </draw:text-box>
      </draw:frame>
      <presentation:notes style:page-layout-name="PM2">
        <draw:page-thumbnail presentation:style-name="Title_20_and_20_Content_5f_-title" draw:layer="backgroundobjects" svg:width="19.798cm" svg:height="11.135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custom-shape draw:style-name="Mgr14" draw:text-style-name="MP23" draw:layer="backgroundobjects" svg:width="28cm" svg:height="0.884cm" svg:x="0cm" svg:y="20.109cm">
        <text:p/>
        <draw:enhanced-geometry svg:viewBox="0 0 0 0" draw:text-areas="0 0 ?f3 ?f2" draw:type="" draw:enhanced-path="M 0 0 L ?f3 0 ?f3 ?f2 0 ?f2 Z N">
          <draw:equation draw:name="f0" draw:formula="10160"/>
          <draw:equation draw:name="f1" draw:formula="1*483/2"/>
          <draw:equation draw:name="f2" draw:formula="483"/>
          <draw:equation draw:name="f3" draw:formula="20320"/>
        </draw:enhanced-geometry>
      </draw:custom-shape>
      <draw:frame draw:style-name="Mgr15" draw:text-style-name="MP24" draw:layer="backgroundobjects" svg:width="3.427cm" svg:height="0.649cm" svg:x="24.081cm" svg:y="20.23cm">
        <draw:image xlink:href="Pictures/100002010000026800000057B2FF22FC99B5A010.png" xlink:type="simple" xlink:show="embed" xlink:actuate="onLoad">
          <text:p/>
        </draw:image>
      </draw:frame>
      <draw:custom-shape draw:style-name="Mgr16" draw:text-style-name="MP26" draw:layer="backgroundobjects" svg:width="2.716cm" svg:height="0.779cm" svg:x="-0.747cm" svg:y="20.166cm">
        <text:list text:style-name="ML4">
          <text:list-header>
            <text:p text:style-name="MP25"><text:span text:style-name="MT21"><text:page-number>&lt;number&gt;</text:page-number>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1967/2"/>
          <draw:equation draw:name="f1" draw:formula="213"/>
          <draw:equation draw:name="f2" draw:formula="426"/>
          <draw:equation draw:name="f3" draw:formula="1967"/>
        </draw:enhanced-geometry>
      </draw:custom-shape>
      <draw:g>
        <draw:line draw:style-name="Mgr17" draw:text-style-name="MP24" draw:layer="backgroundobjects" svg:x1="0.473cm" svg:y1="2.332cm" svg:x2="22.84cm" svg:y2="2.332cm">
          <text:p/>
        </draw:line>
        <draw:line draw:style-name="Mgr18" draw:text-style-name="MP24" draw:layer="backgroundobjects" svg:x1="22.968cm" svg:y1="2.332cm" svg:x2="27.495cm" svg:y2="2.332cm">
          <text:p/>
        </draw:line>
      </draw:g>
      <draw:g>
        <draw:line draw:style-name="Mgr18" draw:text-style-name="MP24" draw:layer="backgroundobjects" svg:x1="0.491cm" svg:y1="19.832cm" svg:x2="22.865cm" svg:y2="19.832cm">
          <text:p/>
        </draw:line>
        <draw:line draw:style-name="Mgr17" draw:text-style-name="MP24" draw:layer="backgroundobjects" svg:x1="22.956cm" svg:y1="19.832cm" svg:x2="27.483cm" svg:y2="19.832cm">
          <text:p/>
        </draw:line>
      </draw:g>
      <draw:frame presentation:style-name="Title1-outline1" draw:layer="backgroundobjects" svg:width="27.004cm" svg:height="16.761cm" svg:x="0.478cm" svg:y="2.72cm" presentation:class="outline" presentation:placeholder="true">
        <draw:text-box/>
      </draw:frame>
      <draw:frame presentation:style-name="Title1-title" draw:layer="backgroundobjects" svg:width="25.058cm" svg:height="1.595cm" svg:x="0.29cm" svg:y="0.308cm" presentation:class="title" presentation:placeholder="true">
        <draw:text-box/>
      </draw:frame>
      <presentation:notes style:page-layout-name="PM2">
        <draw:rect draw:style-name="Mgr19" draw:text-style-name="MP27" draw:layer="backgroundobjects" svg:width="21cm" svg:height="29.7cm" svg:x="0cm" svg:y="0cm">
          <text:p/>
        </draw:rect>
        <draw:custom-shape draw:style-name="Mgr20" draw:text-style-name="MP2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2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2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29cm" svg:height="11.117cm" svg:x="3.073cm" svg:y="2.257cm" presentation:class="page"/>
        <draw:frame presentation:style-name="Title1-notes" draw:layer="backgroundobjects" svg:width="16.783cm" svg:height="13.348cm" svg:x="2.098cm" svg:y="14.107cm" presentation:class="notes" presentation:placeholder="true">
          <draw:text-box/>
        </draw:frame>
        <draw:frame presentation:style-name="Mpr20" draw:text-style-name="MP29" draw:layer="backgroundobjects" svg:width="9.093cm" svg:height="1.468cm" svg:x="-0.001cm" svg:y="0cm" presentation:class="header">
          <draw:text-box>
            <text:list text:style-name="ML5">
              <text:list-header>
                <text:p text:style-name="MP28"><text:span text:style-name="MT22"><presentation:header/></text:span></text:p>
              </text:list-header>
            </text:list>
          </draw:text-box>
        </draw:frame>
        <draw:frame presentation:style-name="Mpr21" draw:text-style-name="MP31" draw:layer="backgroundobjects" svg:width="9.092cm" svg:height="1.468cm" svg:x="11.889cm" svg:y="0cm" presentation:class="date-time">
          <draw:text-box>
            <text:list text:style-name="ML5">
              <text:list-header>
                <text:p text:style-name="MP30"><text:span text:style-name="MT22"><presentation:date-time/></text:span></text:p>
              </text:list-header>
            </text:list>
          </draw:text-box>
        </draw:frame>
        <draw:frame presentation:style-name="Mpr22" draw:text-style-name="MP29" draw:layer="backgroundobjects" svg:width="9.093cm" svg:height="1.469cm" svg:x="-0.001cm" svg:y="28.212cm" presentation:class="footer">
          <draw:text-box>
            <text:list text:style-name="ML5">
              <text:list-header>
                <text:p text:style-name="MP28"><text:span text:style-name="MT22"><presentation:footer/></text:span></text:p>
              </text:list-header>
            </text:list>
          </draw:text-box>
        </draw:frame>
        <draw:frame presentation:style-name="Mpr23" draw:text-style-name="MP31" draw:layer="backgroundobjects" svg:width="9.092cm" svg:height="1.469cm" svg:x="11.889cm" svg:y="28.212cm" presentation:class="page-number">
          <draw:text-box>
            <text:list text:style-name="ML5">
              <text:list-header>
                <text:p text:style-name="MP30"><text:span text:style-name="MT2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custom-shape draw:style-name="Mgr14" draw:text-style-name="MP23" draw:layer="backgroundobjects" drawooo:display="printer" svg:width="28cm" svg:height="0.884cm" svg:x="0cm" svg:y="20.109cm">
        <text:p/>
        <draw:enhanced-geometry svg:viewBox="0 0 0 0" draw:text-areas="0 0 ?f3 ?f2" draw:type="" draw:enhanced-path="M 0 0 L ?f3 0 ?f3 ?f2 0 ?f2 Z N">
          <draw:equation draw:name="f0" draw:formula="10160"/>
          <draw:equation draw:name="f1" draw:formula="1*483/2"/>
          <draw:equation draw:name="f2" draw:formula="483"/>
          <draw:equation draw:name="f3" draw:formula="20320"/>
        </draw:enhanced-geometry>
      </draw:custom-shape>
      <draw:frame draw:style-name="Mgr15" draw:text-style-name="MP24" draw:layer="backgroundobjects" drawooo:display="printer" svg:width="3.427cm" svg:height="0.649cm" svg:x="24.081cm" svg:y="20.23cm">
        <draw:image xlink:href="Pictures/100002010000026800000057B2FF22FC99B5A010.png" xlink:type="simple" xlink:show="embed" xlink:actuate="onLoad">
          <text:p/>
        </draw:image>
      </draw:frame>
      <draw:custom-shape draw:style-name="Mgr21" draw:text-style-name="MP26" draw:layer="backgroundobjects" drawooo:display="printer" svg:width="2.716cm" svg:height="0.779cm" svg:x="-0.747cm" svg:y="20.166cm">
        <text:list text:style-name="ML4">
          <text:list-header>
            <text:p text:style-name="MP25"><text:span text:style-name="MT21"><text:page-number>&lt;number&gt;</text:page-number>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1967/2"/>
          <draw:equation draw:name="f1" draw:formula="213"/>
          <draw:equation draw:name="f2" draw:formula="426"/>
          <draw:equation draw:name="f3" draw:formula="1967"/>
        </draw:enhanced-geometry>
      </draw:custom-shape>
      <draw:g>
        <draw:line draw:style-name="Mgr17" draw:text-style-name="MP24" draw:layer="backgroundobjects" svg:x1="0.473cm" svg:y1="2.332cm" svg:x2="22.84cm" svg:y2="2.332cm">
          <text:p/>
        </draw:line>
        <draw:line draw:style-name="Mgr18" draw:text-style-name="MP24" draw:layer="backgroundobjects" svg:x1="22.968cm" svg:y1="2.332cm" svg:x2="27.495cm" svg:y2="2.332cm">
          <text:p/>
        </draw:line>
      </draw:g>
      <draw:g>
        <draw:line draw:style-name="Mgr18" draw:text-style-name="MP24" draw:layer="backgroundobjects" svg:x1="0.491cm" svg:y1="19.832cm" svg:x2="22.865cm" svg:y2="19.832cm">
          <text:p/>
        </draw:line>
        <draw:line draw:style-name="Mgr17" draw:text-style-name="MP24" draw:layer="backgroundobjects" svg:x1="22.956cm" svg:y1="19.832cm" svg:x2="27.483cm" svg:y2="19.832cm">
          <text:p/>
        </draw:line>
      </draw:g>
      <draw:custom-shape draw:style-name="Mgr22" draw:text-style-name="MP33" draw:layer="backgroundobjects" svg:width="6.233cm" svg:height="0.779cm" svg:x="10.251cm" svg:y="18.505cm">
        <text:list text:style-name="ML6">
          <text:list-header>
            <text:p text:style-name="MP32"><text:span text:style-name="MT23"><text:a xlink:href="http://www.globaledgesoft.com/" xlink:type="simple">www.globaledgesoft.com</text:a></text:span><text:span text:style-name="MT23"><text:a xlink:href="http://www.globaledgesoft.com/" xlink:type="simple"> </text:a>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4525/2"/>
          <draw:equation draw:name="f1" draw:formula="213"/>
          <draw:equation draw:name="f2" draw:formula="426"/>
          <draw:equation draw:name="f3" draw:formula="4525"/>
        </draw:enhanced-geometry>
      </draw:custom-shape>
      <draw:g>
        <draw:g>
          <draw:frame draw:style-name="Mgr15" draw:text-style-name="MP24" draw:layer="backgroundobjects" svg:width="1.027cm" svg:height="0.9cm" svg:x="4.611cm" svg:y="13.707cm">
            <draw:image xlink:href="Pictures/1000000000000113000000B71AA8388605D002F3.png" xlink:type="simple" xlink:show="embed" xlink:actuate="onLoad">
              <text:p/>
            </draw:image>
          </draw:frame>
          <draw:custom-shape draw:style-name="Mgr23" draw:text-style-name="MP35" draw:layer="backgroundobjects" svg:width="7.444cm" svg:height="2.818cm" svg:x="1.403cm" svg:y="14.955cm">
            <text:list text:style-name="ML5">
              <text:list-header>
                <text:p text:style-name="MP34"><text:span text:style-name="MT24">Global Village</text:span></text:p>
                <text:p text:style-name="MP34"><text:span text:style-name="MT24">IT SEZ</text:span></text:p>
                <text:p text:style-name="MP34"><text:span text:style-name="MT24">Bangalore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1*5419/2"/>
              <draw:equation draw:name="f1" draw:formula="1*1465/2"/>
              <draw:equation draw:name="f2" draw:formula="1465"/>
              <draw:equation draw:name="f3" draw:formula="5419"/>
            </draw:enhanced-geometry>
          </draw:custom-shape>
        </draw:g>
        <draw:g>
          <draw:frame draw:style-name="Mgr15" draw:text-style-name="MP24" draw:layer="backgroundobjects" svg:width="1.027cm" svg:height="0.9cm" svg:x="22.336cm" svg:y="13.707cm">
            <draw:image xlink:href="Pictures/1000000000000113000000B71AA8388605D002F3.png" xlink:type="simple" xlink:show="embed" xlink:actuate="onLoad">
              <text:p/>
            </draw:image>
          </draw:frame>
          <draw:custom-shape draw:style-name="Mgr24" draw:text-style-name="MP35" draw:layer="backgroundobjects" svg:width="7.425cm" svg:height="2.818cm" svg:x="19.134cm" svg:y="14.955cm">
            <text:list text:style-name="ML5">
              <text:list-header>
                <text:p text:style-name="MP34"><text:span text:style-name="MT24">Raheja Mindspace</text:span></text:p>
                <text:p text:style-name="MP34"><text:span text:style-name="MT24">IT Park</text:span></text:p>
                <text:p text:style-name="MP34"><text:span text:style-name="MT24">Hyderabad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2705"/>
              <draw:equation draw:name="f1" draw:formula="1*1465/2"/>
              <draw:equation draw:name="f2" draw:formula="1465"/>
              <draw:equation draw:name="f3" draw:formula="5410"/>
            </draw:enhanced-geometry>
          </draw:custom-shape>
        </draw:g>
        <draw:g>
          <draw:frame draw:style-name="Mgr15" draw:text-style-name="MP24" draw:layer="backgroundobjects" svg:width="1.027cm" svg:height="0.9cm" svg:x="13.477cm" svg:y="13.707cm">
            <draw:image xlink:href="Pictures/100000000000013B000000A0FB1F0B51288FDA31.jpg" xlink:type="simple" xlink:show="embed" xlink:actuate="onLoad">
              <text:p/>
            </draw:image>
          </draw:frame>
          <draw:custom-shape draw:style-name="Mgr25" draw:text-style-name="MP35" draw:layer="backgroundobjects" svg:width="7.425cm" svg:height="2.818cm" svg:x="10.275cm" svg:y="14.955cm">
            <text:list text:style-name="ML5">
              <text:list-header>
                <text:p text:style-name="MP34"><text:span text:style-name="MT24">South Main Street </text:span></text:p>
                <text:p text:style-name="MP34"><text:span text:style-name="MT24">Milpitas</text:span></text:p>
                <text:p text:style-name="MP34"><text:span text:style-name="MT24">California</text:span></text:p>
              </text:list-header>
            </text:list>
            <draw:enhanced-geometry svg:viewBox="0 0 0 0" draw:text-areas="0 0 ?f3 ?f2" draw:type="" draw:enhanced-path="M 0 0 L ?f3 0 ?f3 ?f2 0 ?f2 Z N">
              <draw:equation draw:name="f0" draw:formula="2705"/>
              <draw:equation draw:name="f1" draw:formula="1*1465/2"/>
              <draw:equation draw:name="f2" draw:formula="1465"/>
              <draw:equation draw:name="f3" draw:formula="5410"/>
            </draw:enhanced-geometry>
          </draw:custom-shape>
        </draw:g>
      </draw:g>
      <draw:custom-shape draw:style-name="Mgr26" draw:text-style-name="MP33" draw:layer="backgroundobjects" svg:width="18.897cm" svg:height="1.593cm" svg:x="4.551cm" svg:y="1.62cm">
        <text:list text:style-name="ML5">
          <text:list-header>
            <text:p text:style-name="MP32"><text:span text:style-name="MT25">Large enough to Deliver</text:span><text:span text:style-name="MT26">,</text:span><text:span text:style-name="MT27"> </text:span><text:span text:style-name="MT28">Small enough to Care</text:span></text:p>
          </text:list-header>
        </text:list>
        <draw:enhanced-geometry svg:viewBox="0 0 0 0" draw:text-areas="0 0 ?f3 ?f2" draw:type="" draw:enhanced-path="M 0 0 L ?f3 0 ?f3 ?f2 0 ?f2 Z N">
          <draw:equation draw:name="f0" draw:formula="6858"/>
          <draw:equation draw:name="f1" draw:formula="434"/>
          <draw:equation draw:name="f2" draw:formula="868"/>
          <draw:equation draw:name="f3" draw:formula="13716"/>
        </draw:enhanced-geometry>
      </draw:custom-shape>
      <draw:g>
        <draw:frame draw:style-name="Mgr27" draw:text-style-name="MP24" draw:layer="backgroundobjects" svg:width="13.362cm" svg:height="6.983cm" svg:x="8.938cm" svg:y="3.654cm">
          <draw:image xlink:href="Pictures/100000000000034A000001B8A2B0059AD093091C.jpg" xlink:type="simple" xlink:show="embed" xlink:actuate="onLoad">
            <text:p/>
          </draw:image>
        </draw:frame>
        <draw:frame draw:style-name="Mgr15" draw:text-style-name="MP24" draw:layer="backgroundobjects" svg:width="3.568cm" svg:height="2.763cm" svg:x="5.668cm" svg:y="8.093cm">
          <draw:image xlink:href="Pictures/100002010000012C000000EA61E54A5F3885EE6C.png" xlink:type="simple" xlink:show="embed" xlink:actuate="onLoad">
            <text:p/>
          </draw:image>
        </draw:frame>
      </draw:g>
      <draw:frame draw:style-name="Mgr15" draw:text-style-name="MP24" draw:layer="backgroundobjects" svg:width="0.73cm" svg:height="0.972cm" svg:x="7.582cm" svg:y="18.407cm">
        <draw:image xlink:href="Pictures/100002010000002E0000002E56D5001252F6F842.png" xlink:type="simple" xlink:show="embed" xlink:actuate="onLoad">
          <text:p/>
        </draw:image>
      </draw:frame>
      <draw:frame draw:style-name="Mgr15" draw:text-style-name="MP24" draw:layer="backgroundobjects" svg:width="0.82cm" svg:height="1.093cm" svg:x="18.43cm" svg:y="18.35cm">
        <draw:image xlink:href="Pictures/1000000000000034000000343FB3F43192A0E2AE.jpg" xlink:type="simple" xlink:show="embed" xlink:actuate="onLoad">
          <text:p/>
        </draw:image>
      </draw:frame>
      <draw:frame presentation:style-name="Title2-title" draw:layer="backgroundobjects" svg:width="25.175cm" svg:height="3.469cm" svg:x="1.397cm" svg:y="0.834cm" presentation:class="title" presentation:placeholder="true">
        <draw:text-box/>
      </draw:frame>
      <draw:frame presentation:style-name="Title2-outline1" draw:layer="backgroundobjects" svg:width="25.175cm" svg:height="12.144cm" svg:x="1.397cm" svg:y="4.909cm" presentation:class="outline" presentation:placeholder="true">
        <draw:text-box/>
      </draw:frame>
      <presentation:notes style:page-layout-name="PM2">
        <draw:rect draw:style-name="Mgr19" draw:text-style-name="MP27" draw:layer="backgroundobjects" svg:width="21cm" svg:height="29.7cm" svg:x="0cm" svg:y="0cm">
          <text:p/>
        </draw:rect>
        <draw:custom-shape draw:style-name="Mgr20" draw:text-style-name="MP2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2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2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29cm" svg:height="11.117cm" svg:x="3.073cm" svg:y="2.257cm" presentation:class="page"/>
        <draw:frame presentation:style-name="Title2-notes" draw:layer="backgroundobjects" svg:width="16.783cm" svg:height="13.348cm" svg:x="2.098cm" svg:y="14.107cm" presentation:class="notes" presentation:placeholder="true">
          <draw:text-box/>
        </draw:frame>
        <draw:frame presentation:style-name="Mpr24" draw:text-style-name="MP29" draw:layer="backgroundobjects" svg:width="9.093cm" svg:height="1.468cm" svg:x="-0.001cm" svg:y="0cm" presentation:class="header">
          <draw:text-box>
            <text:list text:style-name="ML5">
              <text:list-header>
                <text:p text:style-name="MP28"><text:span text:style-name="MT22"><presentation:header/></text:span></text:p>
              </text:list-header>
            </text:list>
          </draw:text-box>
        </draw:frame>
        <draw:frame presentation:style-name="Mpr25" draw:text-style-name="MP31" draw:layer="backgroundobjects" svg:width="9.092cm" svg:height="1.468cm" svg:x="11.889cm" svg:y="0cm" presentation:class="date-time">
          <draw:text-box>
            <text:list text:style-name="ML5">
              <text:list-header>
                <text:p text:style-name="MP30"><text:span text:style-name="MT22"><presentation:date-time/></text:span></text:p>
              </text:list-header>
            </text:list>
          </draw:text-box>
        </draw:frame>
        <draw:frame presentation:style-name="Mpr26" draw:text-style-name="MP29" draw:layer="backgroundobjects" svg:width="9.093cm" svg:height="1.469cm" svg:x="-0.001cm" svg:y="28.212cm" presentation:class="footer">
          <draw:text-box>
            <text:list text:style-name="ML5">
              <text:list-header>
                <text:p text:style-name="MP28"><text:span text:style-name="MT22"><presentation:footer/></text:span></text:p>
              </text:list-header>
            </text:list>
          </draw:text-box>
        </draw:frame>
        <draw:frame presentation:style-name="Mpr27" draw:text-style-name="MP31" draw:layer="backgroundobjects" svg:width="9.092cm" svg:height="1.469cm" svg:x="11.889cm" svg:y="28.212cm" presentation:class="page-number">
          <draw:text-box>
            <text:list text:style-name="ML5">
              <text:list-header>
                <text:p text:style-name="MP30"><text:span text:style-name="MT2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custom-shape draw:style-name="Mgr14" draw:text-style-name="MP23" draw:layer="backgroundobjects" drawooo:display="printer" svg:width="28cm" svg:height="0.884cm" svg:x="0cm" svg:y="20.109cm">
        <text:p/>
        <draw:enhanced-geometry svg:viewBox="0 0 0 0" draw:text-areas="0 0 ?f3 ?f2" draw:type="" draw:enhanced-path="M 0 0 L ?f3 0 ?f3 ?f2 0 ?f2 Z N">
          <draw:equation draw:name="f0" draw:formula="10160"/>
          <draw:equation draw:name="f1" draw:formula="1*483/2"/>
          <draw:equation draw:name="f2" draw:formula="483"/>
          <draw:equation draw:name="f3" draw:formula="20320"/>
        </draw:enhanced-geometry>
      </draw:custom-shape>
      <draw:frame draw:style-name="Mgr15" draw:text-style-name="MP24" draw:layer="backgroundobjects" drawooo:display="printer" svg:width="3.427cm" svg:height="0.649cm" svg:x="24.081cm" svg:y="20.23cm">
        <draw:image xlink:href="Pictures/100002010000026800000057B2FF22FC99B5A010.png" xlink:type="simple" xlink:show="embed" xlink:actuate="onLoad">
          <text:p/>
        </draw:image>
      </draw:frame>
      <draw:custom-shape draw:style-name="Mgr28" draw:text-style-name="MP26" draw:layer="backgroundobjects" drawooo:display="printer" svg:width="2.716cm" svg:height="0.779cm" svg:x="-0.747cm" svg:y="20.166cm">
        <text:list text:style-name="ML4">
          <text:list-header>
            <text:p text:style-name="MP25"><text:span text:style-name="MT21"><text:page-number>&lt;number&gt;</text:page-number>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1967/2"/>
          <draw:equation draw:name="f1" draw:formula="213"/>
          <draw:equation draw:name="f2" draw:formula="426"/>
          <draw:equation draw:name="f3" draw:formula="1967"/>
        </draw:enhanced-geometry>
      </draw:custom-shape>
      <draw:g>
        <draw:line draw:style-name="Mgr17" draw:text-style-name="MP24" draw:layer="backgroundobjects" svg:x1="0.473cm" svg:y1="2.332cm" svg:x2="22.84cm" svg:y2="2.332cm">
          <text:p/>
        </draw:line>
        <draw:line draw:style-name="Mgr18" draw:text-style-name="MP24" draw:layer="backgroundobjects" svg:x1="22.968cm" svg:y1="2.332cm" svg:x2="27.495cm" svg:y2="2.332cm">
          <text:p/>
        </draw:line>
      </draw:g>
      <draw:g>
        <draw:line draw:style-name="Mgr18" draw:text-style-name="MP24" draw:layer="backgroundobjects" svg:x1="0.491cm" svg:y1="19.832cm" svg:x2="22.865cm" svg:y2="19.832cm">
          <text:p/>
        </draw:line>
        <draw:line draw:style-name="Mgr17" draw:text-style-name="MP24" draw:layer="backgroundobjects" svg:x1="22.956cm" svg:y1="19.832cm" svg:x2="27.483cm" svg:y2="19.832cm">
          <text:p/>
        </draw:line>
      </draw:g>
      <draw:custom-shape draw:style-name="Mgr29" draw:text-style-name="MP37" draw:layer="backgroundobjects" svg:width="10.031cm" svg:height="9.677cm" svg:x="17.093cm" svg:y="9.259cm">
        <text:list text:style-name="ML7">
          <text:list-header>
            <text:p text:style-name="MP36"><text:span text:style-name="MT29">Fairness</text:span></text:p>
            <text:p text:style-name="MP36"><text:span text:style-name="MT29">Learning</text:span></text:p>
            <text:p text:style-name="MP36"><text:span text:style-name="MT29">Responsibility</text:span></text:p>
            <text:p text:style-name="MP36"><text:span text:style-name="MT29">Innovation</text:span></text:p>
            <text:p text:style-name="MP36"><text:span text:style-name="MT29">Respect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7281/2"/>
          <draw:equation draw:name="f1" draw:formula="2630"/>
          <draw:equation draw:name="f2" draw:formula="5260"/>
          <draw:equation draw:name="f3" draw:formula="7281"/>
        </draw:enhanced-geometry>
      </draw:custom-shape>
      <draw:custom-shape draw:style-name="Mgr30" draw:text-style-name="MP33" draw:layer="backgroundobjects" svg:width="22.168cm" svg:height="1.907cm" svg:x="0cm" svg:y="5.833cm">
        <text:list text:style-name="ML7">
          <text:list-header>
            <text:p text:style-name="MP32"><text:span text:style-name="MT30">Thank you</text:span></text:p>
          </text:list-header>
        </text:list>
        <draw:enhanced-geometry svg:viewBox="0 0 0 0" draw:text-areas="0 0 ?f3 ?f2" draw:type="" draw:enhanced-path="M 0 0 L ?f3 0 ?f3 ?f2 0 ?f2 Z N">
          <draw:equation draw:name="f0" draw:formula="1*16087/2"/>
          <draw:equation draw:name="f1" draw:formula="1*1039/2"/>
          <draw:equation draw:name="f2" draw:formula="1039"/>
          <draw:equation draw:name="f3" draw:formula="16087"/>
        </draw:enhanced-geometry>
      </draw:custom-shape>
      <draw:frame draw:style-name="Mgr15" draw:text-style-name="MP24" draw:layer="backgroundobjects" svg:width="8.428cm" svg:height="2.633cm" svg:x="17.895cm" svg:y="1.644cm">
        <draw:image xlink:href="Pictures/1000020100000373000000CFB9F0C828824C8DF8.png" xlink:type="simple" xlink:show="embed" xlink:actuate="onLoad">
          <text:p/>
        </draw:image>
      </draw:frame>
      <draw:frame draw:style-name="Mgr15" draw:text-style-name="MP24" draw:layer="backgroundobjects" svg:width="8.925cm" svg:height="11.529cm" svg:x="6.623cm" svg:y="8.693cm">
        <draw:image xlink:href="Pictures/1000000000000231000002203D9EEC9291A532DA.jpg" xlink:type="simple" xlink:show="embed" xlink:actuate="onLoad">
          <text:p/>
        </draw:image>
      </draw:frame>
      <draw:frame presentation:style-name="Title3-title" draw:layer="backgroundobjects" svg:width="25.175cm" svg:height="3.469cm" svg:x="1.397cm" svg:y="0.834cm" presentation:class="title" presentation:placeholder="true">
        <draw:text-box/>
      </draw:frame>
      <draw:frame presentation:style-name="Title3-outline1" draw:layer="backgroundobjects" svg:width="25.175cm" svg:height="12.144cm" svg:x="1.397cm" svg:y="4.909cm" presentation:class="outline" presentation:placeholder="true">
        <draw:text-box/>
      </draw:frame>
      <presentation:notes style:page-layout-name="PM2">
        <draw:rect draw:style-name="Mgr19" draw:text-style-name="MP27" draw:layer="backgroundobjects" svg:width="21cm" svg:height="29.7cm" svg:x="0cm" svg:y="0cm">
          <text:p/>
        </draw:rect>
        <draw:custom-shape draw:style-name="Mgr20" draw:text-style-name="MP2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2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20" draw:text-style-name="MP2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29cm" svg:height="11.117cm" svg:x="3.073cm" svg:y="2.257cm" presentation:class="page"/>
        <draw:frame presentation:style-name="Title3-notes" draw:layer="backgroundobjects" svg:width="16.783cm" svg:height="13.348cm" svg:x="2.098cm" svg:y="14.107cm" presentation:class="notes" presentation:placeholder="true">
          <draw:text-box/>
        </draw:frame>
        <draw:frame presentation:style-name="Mpr28" draw:text-style-name="MP29" draw:layer="backgroundobjects" svg:width="9.093cm" svg:height="1.468cm" svg:x="-0.001cm" svg:y="0cm" presentation:class="header">
          <draw:text-box>
            <text:list text:style-name="ML5">
              <text:list-header>
                <text:p text:style-name="MP28"><text:span text:style-name="MT22"><presentation:header/></text:span></text:p>
              </text:list-header>
            </text:list>
          </draw:text-box>
        </draw:frame>
        <draw:frame presentation:style-name="Mpr29" draw:text-style-name="MP31" draw:layer="backgroundobjects" svg:width="9.092cm" svg:height="1.468cm" svg:x="11.889cm" svg:y="0cm" presentation:class="date-time">
          <draw:text-box>
            <text:list text:style-name="ML5">
              <text:list-header>
                <text:p text:style-name="MP30"><text:span text:style-name="MT22"><presentation:date-time/></text:span></text:p>
              </text:list-header>
            </text:list>
          </draw:text-box>
        </draw:frame>
        <draw:frame presentation:style-name="Mpr30" draw:text-style-name="MP29" draw:layer="backgroundobjects" svg:width="9.093cm" svg:height="1.469cm" svg:x="-0.001cm" svg:y="28.212cm" presentation:class="footer">
          <draw:text-box>
            <text:list text:style-name="ML5">
              <text:list-header>
                <text:p text:style-name="MP28"><text:span text:style-name="MT22"><presentation:footer/></text:span></text:p>
              </text:list-header>
            </text:list>
          </draw:text-box>
        </draw:frame>
        <draw:frame presentation:style-name="Mpr31" draw:text-style-name="MP31" draw:layer="backgroundobjects" svg:width="9.092cm" svg:height="1.469cm" svg:x="11.889cm" svg:y="28.212cm" presentation:class="page-number">
          <draw:text-box>
            <text:list text:style-name="ML5">
              <text:list-header>
                <text:p text:style-name="MP30"><text:span text:style-name="MT2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7:18:24.764566286</meta:creation-date>
    <meta:editing-duration>P1DT8H52M14S</meta:editing-duration>
    <meta:editing-cycles>331</meta:editing-cycles>
    <meta:generator>LibreOffice/4.2.8.2$Linux_X86_64 LibreOffice_project/420m0$Build-2</meta:generator>
    <dc:date>2017-11-22T14:30:49.818831453</dc:date>
    <meta:document-statistic meta:object-count="255"/>
  </office:meta>
</office:document-meta>
</file>